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cm" fo:margin-bottom="1.321cm"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/text:p>
      <text:p text:style-name="P3">(En cas de perte seul un duplicata pourra être remi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5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5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5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9" office:value-type="string">
            <text:p text:style-name="P5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ext:p text:style-name="Standard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7" office:value-type="string">
            <text:p text:style-name="P5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5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5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6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4-04-24T23:23:21</dc:date>
    <meta:editing-duration>PT4H40M18S</meta:editing-duration>
    <meta:editing-cycles>120</meta:editing-cycles>
    <meta:generator>LibreOffice/3.5$Linux_X86_64 LibreOffice_project/350m1$Build-2</meta:generator>
    <meta:document-statistic meta:table-count="2" meta:image-count="0" meta:object-count="0" meta:page-count="2" meta:paragraph-count="45" meta:word-count="167" meta:character-count="1309" meta:non-whitespace-character-count="1187"/>
  </office:meta>
</office:document-meta>
</file>